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b9d7" officeooo:paragraph-rsid="0010b9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hacker file. Gulleik er d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1:27:28.489368945</meta:creation-date>
    <meta:editing-duration>PT1M7S</meta:editing-duration>
    <meta:editing-cycles>2</meta:editing-cycles>
    <meta:generator>LibreOffice/6.0.7.3$Linux_X86_64 LibreOffice_project/00m0$Build-3</meta:generator>
    <dc:date>2020-02-12T11:28:32.226046048</dc:date>
    <meta:document-statistic meta:table-count="0" meta:image-count="0" meta:object-count="0" meta:page-count="1" meta:paragraph-count="1" meta:word-count="6" meta:character-count="33" meta:non-whitespace-character-count="28"/>
  </office:meta>
</office:document-meta>
</file>